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cef" officeooo:paragraph-rsid="00025cef"/>
    </style:style>
    <style:style style:name="P2" style:family="paragraph" style:parent-style-name="Standard">
      <style:text-properties officeooo:rsid="0003c9dd" officeooo:paragraph-rsid="0003c9dd"/>
    </style:style>
    <style:style style:name="P3" style:family="paragraph" style:parent-style-name="Standard">
      <style:text-properties officeooo:rsid="000616bc" officeooo:paragraph-rsid="000616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ckChain Basics with JS</text:p>
      <text:p text:style-name="Standard"><text:a xlink:type="simple" xlink:href="https://www.youtube.com/watch?v=zVqczFZr124&amp;ab_channel=SimplyExplained" text:style-name="Internet_20_link" text:visited-style-name="Visited_20_Internet_20_Link">https://www.youtube.com/watch?v=zVqczFZr124&amp;ab_channel=SimplyExplained</text:a></text:p>
      <text:p text:style-name="Standard"/>
      <text:p text:style-name="P3">Proof of work</text:p>
      <text:p text:style-name="P3"><text:a xlink:type="simple" xlink:href="https://www.youtube.com/watch?v=HneatE69814&amp;ab_channel=SimplyExplained" text:style-name="Internet_20_link" text:visited-style-name="Visited_20_Internet_20_Link">https://www.youtube.com/watch?v=HneatE69814&amp;ab_channel=SimplyExplained</text:a></text:p>
      <text:p text:style-name="Standard"/>
      <text:p text:style-name="P2">Complete guide for ethereum development </text:p>
      <text:p text:style-name="P2"><text:a xlink:type="simple" xlink:href="https://dev.to/dabit3/the-complete-guide-to-full-stack-ethereum-development-3j13" text:style-name="Internet_20_link" text:visited-style-name="Visited_20_Internet_20_Link">https://dev.to/dabit3/the-complete-guide-to-full-stack-ethereum-development-3j13</text:a></text:p>
      <text:p text:style-name="P2"/>
      <text:p text:style-name="P2"/>
      <text:p text:style-name="P2">Build Your First Blockchain App Using Ethereum Smart Contracts and Solidity</text:p>
      <text:p text:style-name="P2"><text:a xlink:type="simple" xlink:href="https://www.youtube.com/watch?v=coQ5dg8wM2o&amp;ab_channel=freeCodeCamp.org" text:style-name="Internet_20_link" text:visited-style-name="Visited_20_Internet_20_Link">https://www.youtube.com/watch?v=coQ5dg8wM2o&amp;ab_channel=freeCodeCamp.org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00:19:33.969713167</meta:creation-date>
    <dc:date>2022-02-10T12:01:30.773974098</dc:date>
    <meta:editing-duration>PT2M1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7" meta:character-count="444" meta:non-whitespace-character-count="424"/>
  </office:meta>
</office:document-meta>
</file>